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Heading_20_2">
      <style:text-properties officeooo:rsid="00050599" officeooo:paragraph-rsid="0009c065"/>
    </style:style>
    <style:style style:name="P2" style:family="paragraph" style:parent-style-name="Heading_20_2">
      <style:text-properties officeooo:rsid="000d2955" officeooo:paragraph-rsid="000d2955"/>
    </style:style>
    <style:style style:name="P3" style:family="paragraph" style:parent-style-name="Heading_20_3">
      <style:text-properties officeooo:rsid="000d2955" officeooo:paragraph-rsid="000d2955"/>
    </style:style>
    <style:style style:name="P4" style:family="paragraph" style:parent-style-name="Heading_20_3">
      <style:text-properties officeooo:rsid="00118915" officeooo:paragraph-rsid="00118915"/>
    </style:style>
    <style:style style:name="P5" style:family="paragraph" style:parent-style-name="Heading_20_3">
      <style:text-properties officeooo:rsid="000b8733" officeooo:paragraph-rsid="000b8733"/>
    </style:style>
    <style:style style:name="P6" style:family="paragraph" style:parent-style-name="Standard">
      <style:text-properties officeooo:rsid="00050599" officeooo:paragraph-rsid="00050599"/>
    </style:style>
    <style:style style:name="P7" style:family="paragraph" style:parent-style-name="Standard">
      <style:text-properties officeooo:rsid="00050599" officeooo:paragraph-rsid="0009c065"/>
    </style:style>
    <style:style style:name="P8" style:family="paragraph" style:parent-style-name="Standard">
      <style:text-properties fo:font-size="13pt" officeooo:rsid="00050599" officeooo:paragraph-rsid="00050599" style:font-size-asian="13pt" style:font-size-complex="13pt"/>
    </style:style>
    <style:style style:name="P9" style:family="paragraph" style:parent-style-name="Standard">
      <style:text-properties fo:font-size="13pt" officeooo:rsid="00050599" officeooo:paragraph-rsid="0009c065" style:font-size-asian="13pt" style:font-size-complex="13pt"/>
    </style:style>
    <style:style style:name="P10" style:family="paragraph" style:parent-style-name="Standard">
      <style:text-properties fo:font-size="13pt" officeooo:rsid="0009c065" officeooo:paragraph-rsid="0009c065" style:font-size-asian="13pt" style:font-size-complex="13pt"/>
    </style:style>
    <style:style style:name="P11" style:family="paragraph" style:parent-style-name="Standard">
      <style:text-properties fo:font-size="20pt" fo:font-weight="bold" officeooo:rsid="00050599" officeooo:paragraph-rsid="00050599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officeooo:rsid="0008c72a" officeooo:paragraph-rsid="0008c72a" style:font-size-asian="20pt" style:font-size-complex="20pt"/>
    </style:style>
    <style:style style:name="P13" style:family="paragraph" style:parent-style-name="Standard">
      <style:text-properties fo:font-size="20pt" officeooo:rsid="0008c72a" officeooo:paragraph-rsid="0009c065" style:font-size-asian="20pt" style:font-size-complex="20pt"/>
    </style:style>
    <style:style style:name="P14" style:family="paragraph" style:parent-style-name="Standard">
      <style:text-properties fo:font-size="16pt" officeooo:rsid="00050599" officeooo:paragraph-rsid="00050599" style:font-size-asian="16pt" style:font-size-complex="16pt"/>
    </style:style>
    <style:style style:name="P15" style:family="paragraph" style:parent-style-name="Standard">
      <style:text-properties fo:font-size="15pt" fo:font-weight="bold" officeooo:rsid="00050599" officeooo:paragraph-rsid="00050599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b8733" officeooo:paragraph-rsid="000b8733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3c0c4" officeooo:paragraph-rsid="0013c0c4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rsid="000b8733" officeooo:paragraph-rsid="000b8733"/>
    </style:style>
    <style:style style:name="P19" style:family="paragraph" style:parent-style-name="Standard">
      <style:text-properties officeooo:rsid="000d2955" officeooo:paragraph-rsid="000d2955"/>
    </style:style>
    <style:style style:name="P20" style:family="paragraph" style:parent-style-name="Standard">
      <style:text-properties officeooo:rsid="00118915" officeooo:paragraph-rsid="00118915"/>
    </style:style>
    <style:style style:name="P21" style:family="paragraph" style:parent-style-name="Standard">
      <style:text-properties fo:font-size="14pt" fo:font-weight="bold" officeooo:rsid="000d2955" officeooo:paragraph-rsid="000d2955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writing-mode="lr-tb"/>
      <style:text-properties officeooo:rsid="000b8733" officeooo:paragraph-rsid="000b8733"/>
    </style:style>
    <style:style style:name="P23" style:family="paragraph" style:parent-style-name="Text_20_body">
      <style:text-properties officeooo:paragraph-rsid="00085421"/>
    </style:style>
    <style:style style:name="P24" style:family="paragraph" style:parent-style-name="Text_20_body">
      <style:text-properties officeooo:paragraph-rsid="0009c065"/>
    </style:style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>
      <style:text-properties officeooo:rsid="00118915"/>
    </style:style>
    <style:style style:name="P40" style:family="paragraph" style:parent-style-name="Text_20_body" style:list-style-name="L24"/>
    <style:style style:name="P41" style:family="paragraph" style:parent-style-name="Text_20_body" style:list-style-name="L25"/>
    <style:style style:name="P42" style:family="paragraph" style:parent-style-name="Text_20_body">
      <style:text-properties officeooo:rsid="000d2955"/>
    </style:style>
    <style:style style:name="P43" style:family="paragraph" style:parent-style-name="Text_20_body">
      <style:text-properties officeooo:rsid="000d2955" officeooo:paragraph-rsid="000d2955"/>
    </style:style>
    <style:style style:name="P44" style:family="paragraph" style:parent-style-name="Text_20_body" style:list-style-name="L28"/>
    <style:style style:name="P45" style:family="paragraph" style:parent-style-name="Text_20_body">
      <style:paragraph-properties fo:margin-top="0cm" fo:margin-bottom="0cm" loext:contextual-spacing="false"/>
    </style:style>
    <style:style style:name="P46" style:family="paragraph" style:parent-style-name="Text_20_body" style:list-style-name="L8">
      <style:paragraph-properties fo:margin-top="0cm" fo:margin-bottom="0cm" loext:contextual-spacing="false"/>
    </style:style>
    <style:style style:name="P47" style:family="paragraph" style:parent-style-name="Text_20_body" style:list-style-name="L9">
      <style:paragraph-properties fo:margin-top="0cm" fo:margin-bottom="0cm" loext:contextual-spacing="false"/>
    </style:style>
    <style:style style:name="P48" style:family="paragraph" style:parent-style-name="Text_20_body" style:list-style-name="L10">
      <style:paragraph-properties fo:margin-top="0cm" fo:margin-bottom="0cm" loext:contextual-spacing="false"/>
    </style:style>
    <style:style style:name="P49" style:family="paragraph" style:parent-style-name="Text_20_body" style:list-style-name="L11">
      <style:paragraph-properties fo:margin-top="0cm" fo:margin-bottom="0cm" loext:contextual-spacing="false"/>
    </style:style>
    <style:style style:name="P50" style:family="paragraph" style:parent-style-name="Text_20_body" style:list-style-name="L12">
      <style:paragraph-properties fo:margin-top="0cm" fo:margin-bottom="0cm" loext:contextual-spacing="false"/>
    </style:style>
    <style:style style:name="P51" style:family="paragraph" style:parent-style-name="Text_20_body" style:list-style-name="L13">
      <style:paragraph-properties fo:margin-top="0cm" fo:margin-bottom="0cm" loext:contextual-spacing="false"/>
    </style:style>
    <style:style style:name="P52" style:family="paragraph" style:parent-style-name="Text_20_body" style:list-style-name="L14">
      <style:paragraph-properties fo:margin-top="0cm" fo:margin-bottom="0cm" loext:contextual-spacing="false"/>
    </style:style>
    <style:style style:name="P53" style:family="paragraph" style:parent-style-name="Text_20_body" style:list-style-name="L15">
      <style:paragraph-properties fo:margin-top="0cm" fo:margin-bottom="0cm" loext:contextual-spacing="false"/>
    </style:style>
    <style:style style:name="P54" style:family="paragraph" style:parent-style-name="Text_20_body" style:list-style-name="L16">
      <style:paragraph-properties fo:margin-top="0cm" fo:margin-bottom="0cm" loext:contextual-spacing="false"/>
    </style:style>
    <style:style style:name="P55" style:family="paragraph" style:parent-style-name="Text_20_body" style:list-style-name="L17">
      <style:paragraph-properties fo:margin-top="0cm" fo:margin-bottom="0cm" loext:contextual-spacing="false"/>
    </style:style>
    <style:style style:name="P56" style:family="paragraph" style:parent-style-name="Text_20_body" style:list-style-name="L18">
      <style:paragraph-properties fo:margin-top="0cm" fo:margin-bottom="0cm" loext:contextual-spacing="false"/>
    </style:style>
    <style:style style:name="P57" style:family="paragraph" style:parent-style-name="Text_20_body" style:list-style-name="L21">
      <style:paragraph-properties fo:margin-top="0cm" fo:margin-bottom="0cm" loext:contextual-spacing="false"/>
    </style:style>
    <style:style style:name="P58" style:family="paragraph" style:parent-style-name="Text_20_body" style:list-style-name="L22">
      <style:paragraph-properties fo:margin-top="0cm" fo:margin-bottom="0cm" loext:contextual-spacing="false"/>
    </style:style>
    <style:style style:name="P59" style:family="paragraph" style:parent-style-name="Text_20_body" style:list-style-name="L23">
      <style:paragraph-properties fo:margin-top="0cm" fo:margin-bottom="0cm" loext:contextual-spacing="false"/>
    </style:style>
    <style:style style:name="P60" style:family="paragraph" style:parent-style-name="Text_20_body" style:list-style-name="L24">
      <style:paragraph-properties fo:margin-top="0cm" fo:margin-bottom="0cm" loext:contextual-spacing="false"/>
    </style:style>
    <style:style style:name="P61" style:family="paragraph" style:parent-style-name="Text_20_body" style:list-style-name="L25">
      <style:paragraph-properties fo:margin-top="0cm" fo:margin-bottom="0cm" loext:contextual-spacing="false"/>
    </style:style>
    <style:style style:name="P62" style:family="paragraph" style:parent-style-name="Text_20_body" style:list-style-name="L27">
      <style:paragraph-properties fo:margin-top="0cm" fo:margin-bottom="0cm" loext:contextual-spacing="false"/>
    </style:style>
    <style:style style:name="P63" style:family="paragraph" style:parent-style-name="Text_20_body" style:list-style-name="L28">
      <style:paragraph-properties fo:margin-top="0cm" fo:margin-bottom="0cm" loext:contextual-spacing="false"/>
    </style:style>
    <style:style style:name="T1" style:family="text">
      <style:text-properties officeooo:rsid="00050599"/>
    </style:style>
    <style:style style:name="T2" style:family="text">
      <style:text-properties officeooo:rsid="0006da07"/>
    </style:style>
    <style:style style:name="T3" style:family="text">
      <style:text-properties officeooo:rsid="00085421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9c065" style:font-size-asian="11pt" style:font-size-complex="11pt"/>
    </style:style>
    <style:style style:name="T6" style:family="text">
      <style:text-properties officeooo:rsid="0009c065"/>
    </style:style>
    <style:style style:name="T7" style:family="text">
      <style:text-properties officeooo:rsid="000d2955"/>
    </style:style>
    <style:style style:name="T8" style:family="text">
      <style:text-properties officeooo:rsid="000e9f32"/>
    </style:style>
    <style:style style:name="T9" style:family="text">
      <style:text-properties officeooo:rsid="000ef8d0"/>
    </style:style>
    <style:style style:name="T10" style:family="text">
      <style:text-properties officeooo:rsid="00110998"/>
    </style:style>
    <style:style style:name="T11" style:family="text">
      <style:text-properties officeooo:rsid="00118915"/>
    </style:style>
    <style:style style:name="T12" style:family="text">
      <style:text-properties officeooo:rsid="001272f0"/>
    </style:style>
    <style:style style:name="T13" style:family="text">
      <style:text-properties officeooo:rsid="0013c0c4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1일차</text:p>
      <text:p text:style-name="P14">9시 55분쯤 도착 11시쯤 입국 절차 마칠 것</text:p>
      <text:p text:style-name="P6">1.난카이 공항 급행 열차</text:p>
      <text:p text:style-name="P6">간사이 공항→ 난바역</text:p>
      <text:p text:style-name="P6"/>
      <text:p text:style-name="P6">/ 소요시간: 약 50분 요금: 970엔=8850원 (1인 기준) 장점: 저렴한 비용 단점: 자율석이기 때문에 서서가야 할 수 있음 단점: 캐리어를 보관할 수 있는 공간이 없음 </text:p>
      <text:p text:style-name="P6"/>
      <text:p text:style-name="P6">난바역 코인로커<text:span text:style-name="T3">(난카이 난바역 2층 중앙 개찰구 부근) 오전 5시부터 자정까지 이용가능</text:span></text:p>
      <text:p text:style-name="P6"/>
      <text:p text:style-name="P23"><text:span text:style-name="Strong_20_Emphasis"><text:span text:style-name="T1">S 사이즈:</text:span></text:span><text:span text:style-name="T1"> 500엔</text:span></text:p>
      <text:p text:style-name="P23"><text:span text:style-name="Strong_20_Emphasis">M 사이즈:</text:span> 700엔</text:p>
      <text:p text:style-name="P23"><text:span text:style-name="Strong_20_Emphasis">L 사이즈:</text:span> 900엔</text:p>
      <text:p text:style-name="P23"><text:span text:style-name="Strong_20_Emphasis">LL 사이즈:</text:span> 1,000엔 </text:p>
      <text:p text:style-name="P6"/>
      <text:p text:style-name="P15">미나토구 숙소</text:p>
      <text:p text:style-name="P8">난바역 -<text:span text:style-name="T2">&gt;미도스지선(빨간색) 혼마치역(M18)로 이동(약 2분 소요)</text:span></text:p>
      <text:p text:style-name="P8">혼마치역-<text:span text:style-name="T2">&gt;오사카코역 주오선(초록색) 약 10분 소요</text:span></text:p>
      <text:p text:style-name="P8"/>
      <text:p text:style-name="P8">요금 약 :<text:span text:style-name="T2">280엔</text:span></text:p>
      <text:p text:style-name="P8"/>
      <text:p text:style-name="P8"/>
      <text:p text:style-name="P12">2일차 </text:p>
      <text:p text:style-name="P8"/>
      <text:p text:style-name="P10">유니벌시티역에서 출발 </text:p>
      <text:p text:style-name="P10"/>
      <text:p text:style-name="P24"><text:span text:style-name="Strong_20_Emphasis"><text:span text:style-name="T5">JR 유메사키선(사쿠라지마선) 탑승(청록색):</text:span></text:span><text:span text:style-name="T5"> USJ에서 가장 가까운 역인 유니버설시티역에서 JR 유메사키선 열차를 탑승</text:span></text:p>
      <text:p text:style-name="P24"><text:span text:style-name="Strong_20_Emphasis"><text:span text:style-name="T4">니시쿠조역까지 이동:</text:span></text:span><text:span text:style-name="T4"> 니시쿠조역까지 약 5분 정도 소요</text:span></text:p>
      <text:p text:style-name="P10"/>
      <text:p text:style-name="P24"><text:span text:style-name="Strong_20_Emphasis"><text:span text:style-name="T1">2</text:span></text:span></text:p>
      <text:p text:style-name="P24"><text:span text:style-name="Strong_20_Emphasis"><text:span text:style-name="T1">니시쿠조역에서 환승(주황색)</text:span></text:span></text:p>
      <text:p text:style-name="P24"><text:span text:style-name="Strong_20_Emphasis">한신 난바선으로 환승:</text:span> 니시쿠조역에서 하차한 후, 한신 난바선으로 환승</text:p>
      <text:p text:style-name="P24"><text:span text:style-name="Strong_20_Emphasis">오사카난바역까지 이동:</text:span> 한신 난바선을 타고 오사카난바역까지 약 10분 정도 소요</text:p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3"><text:span text:style-name="T6">3</text:span>일차 </text:p>
      <text:p text:style-name="P9"/>
      <text:h text:style-name="P1" text:outline-level="2"><text:span text:style-name="Strong_20_Emphasis">1. <text:s/>JR 이용 (가장 빠른 방법)</text:span></text:h>
      <text:p text:style-name="Text_20_body"><text:span text:style-name="Strong_20_Emphasis">소요 시간:</text:span> 약 45~50분<text:line-break/><text:span text:style-name="Strong_20_Emphasis">비용:</text:span> 약 <text:span text:style-name="Strong_20_Emphasis">920엔</text:span><text:line-break/><text:span text:style-name="Strong_20_Emphasis">특징:</text:span> 환승이 간단하고, 가장 빠르게 이동 가능</text:p>
      <text:p text:style-name="Text_20_body">📍 <text:span text:style-name="Strong_20_Emphasis">경로</text:span></text:p>
      <text:list xml:id="list2466465238" text:style-name="L8">
        <text:list-item>
          <text:p text:style-name="P46"><text:span text:style-name="Strong_20_Emphasis">JR 난바역(難波駅)에서 출발</text:span></text:p>
        </text:list-item>
        <text:list-item>
          <text:p text:style-name="P46"><text:span text:style-name="Strong_20_Emphasis">JR 야마토지선(大和路線) 탑승 → 오사카역(大阪駅) 이동</text:span> (약 10분)</text:p>
        </text:list-item>
        <text:list-item>
          <text:p text:style-name="P46"><text:span text:style-name="Strong_20_Emphasis">JR 오사카역에서 JR 신쾌속(新快速) 열차 탑승 → 교토역(京都駅) 이동</text:span> (약 30분)</text:p>
        </text:list-item>
        <text:list-item>
          <text:p text:style-name="P25"><text:span text:style-name="Strong_20_Emphasis">교토역 도착! </text:span></text:p>
        </text:list-item>
      </text:list>
      <text:p text:style-name="Text_20_body">✔️ <text:span text:style-name="Strong_20_Emphasis">장점:</text:span> 가장 빠르고 편리함 (신쾌속 이용 시 환승 1회)<text:line-break/>✔️ <text:span text:style-name="Strong_20_Emphasis">단점:</text:span> 출퇴근 시간대에는 사람이 많을 수 있음</text:p>
      <text:p text:style-name="Horizontal_20_Line"/>
      <text:h text:style-name="Heading_20_2" text:outline-level="2"><text:span text:style-name="Strong_20_Emphasis">2. <text:s/>한큐 전철 이용 (가성비 최고)</text:span></text:h>
      <text:p text:style-name="Text_20_body"><text:span text:style-name="Strong_20_Emphasis">소요 시간:</text:span> 약 55~60분<text:line-break/><text:span text:style-name="Strong_20_Emphasis">비용:</text:span> 약 <text:span text:style-name="Strong_20_Emphasis">430엔</text:span> (가장 저렴함)<text:line-break/><text:span text:style-name="Strong_20_Emphasis">특징:</text:span> 난바역에서 직접 연결된 한큐 노선이 없어, 환승이 필요함</text:p>
      <text:p text:style-name="Text_20_body">📍 <text:span text:style-name="Strong_20_Emphasis">경로</text:span></text:p>
      <text:list xml:id="list179535788" text:style-name="L9">
        <text:list-item>
          <text:p text:style-name="P47"><text:span text:style-name="Strong_20_Emphasis">오사카 메트로 미도스지선(御堂筋線) → 우메다역(梅田駅) 이동</text:span> (약 10분, 240엔)</text:p>
        </text:list-item>
        <text:list-item>
          <text:p text:style-name="P47"><text:span text:style-name="Strong_20_Emphasis">한큐 우메다역에서 한큐 교토선 특급(阪急京都線) 탑승 → 교토 카와라마치역(京都河原町駅) 이동</text:span> (약 43분, 430엔)</text:p>
        </text:list-item>
        <text:list-item>
          <text:p text:style-name="P26"><text:span text:style-name="Strong_20_Emphasis">카와라마치역 도착 후, 교토역까지 이동</text:span> (버스 또는 택시 이용)</text:p>
        </text:list-item>
      </text:list>
      <text:p text:style-name="Text_20_body">✔️ <text:span text:style-name="Strong_20_Emphasis">장점:</text:span> 가장 저렴한 방법<text:line-break/>✔️ <text:span text:style-name="Strong_20_Emphasis">단점:</text:span> 환승이 번거로움 (우메다에서 한큐 전철로 환승 필요)</text:p>
      <text:p text:style-name="Horizontal_20_Line"/>
      <text:h text:style-name="Heading_20_2" text:outline-level="2"><text:span text:style-name="Strong_20_Emphasis">3. 케이한 전철 이용</text:span></text:h>
      <text:p text:style-name="Text_20_body"><text:span text:style-name="Strong_20_Emphasis">소요 시간:</text:span> 약 60분<text:line-break/><text:span text:style-name="Strong_20_Emphasis">비용:</text:span> 약 <text:span text:style-name="Strong_20_Emphasis">480엔</text:span><text:line-break/><text:span text:style-name="Strong_20_Emphasis">특징:</text:span> 기온(祇園) 및 후시미 이나리(伏見稲荷) 등 관광지 경유 가능</text:p>
      <text:p text:style-name="Text_20_body">📍 <text:span text:style-name="Strong_20_Emphasis">경로</text:span></text:p>
      <text:list xml:id="list3999866289" text:style-name="L10">
        <text:list-item>
          <text:p text:style-name="P48"><text:span text:style-name="Strong_20_Emphasis">오사카 메트로 요츠바시선(四つ橋線) → 요도야바시역(淀屋橋駅) 이동</text:span> (약 5분)</text:p>
        </text:list-item>
        <text:list-item>
          <text:p text:style-name="P48"><text:span text:style-name="Strong_20_Emphasis">케이한 본선 특급(京阪本線) 탑승 → 산조역(三条駅) 이동</text:span> (약 50분)</text:p>
        </text:list-item>
        <text:list-item>
          <text:p text:style-name="P27"><text:span text:style-name="Strong_20_Emphasis">산조역에서 버스 또는 택시로 교토역 이동</text:span> (약 10~15분)</text:p>
        </text:list-item>
      </text:list>
      <text:p text:style-name="Text_20_body"><text:soft-page-break/>✔️ <text:span text:style-name="Strong_20_Emphasis">장점:</text:span> 기온, 후시미 이나리 등 관광지를 경유할 수 있어 여행객에게 유리<text:line-break/>✔️ <text:span text:style-name="Strong_20_Emphasis">단점:</text:span> 교토역까지 가려면 추가 교통수단 필요</text:p>
      <text:p text:style-name="P7"/>
      <text:p text:style-name="P18">2,3번 모두 직행이 아니므로 1번 선택과 3000원차이밖에 안됌, 복잡시러므로 1번 ㄱ</text:p>
      <text:p text:style-name="P18"/>
      <text:p text:style-name="P16">교토역에서 버스터미널<text:span text:style-name="T7">(230엔)</text:span></text:p>
      <text:p text:style-name="P18">교토역 중앙 출구를 나와 버스터미널로 이동</text:p>
      <text:p text:style-name="P18"/>
      <text:p text:style-name="P22">배차간격:<text:span text:style-name="T7">10~15분</text:span></text:p>
      <text:p text:style-name="P22"/>
      <text:p text:style-name="P19">5번,205번 :교토역에서 시조 가와라마치 방면으로 운행 <text:span text:style-name="T8">(시조 가와라마치 방면이 더 가까움)</text:span></text:p>
      <text:p text:style-name="P19">5,205번이 빨리 오면 이거 타고 </text:p>
      <text:p text:style-name="P19"/>
      <text:p text:style-name="P19">4번,17번: 교토역에서 가와라마치 방면</text:p>
      <text:p text:style-name="P19"/>
      <text:p text:style-name="P19">굿네이쳐 호텔 <text:span text:style-name="T9">(동쪽 방면)</text:span></text:p>
      <text:p text:style-name="P19"/>
      <text:h text:style-name="P3" text:outline-level="3"><text:span text:style-name="Strong_20_Emphasis">① 굿 네이처 호텔 출발</text:span></text:h>
      <text:list xml:id="list298055263" text:style-name="L11">
        <text:list-item>
          <text:p text:style-name="P49">가와라마치(河原町) 거리에서 동쪽으로 이동</text:p>
        </text:list-item>
        <text:list-item>
          <text:p text:style-name="P28">교토 전통적인 분위기가 물씬 풍기는 골목길을 걸으며 이동</text:p>
        </text:list-item>
      </text:list>
      <text:p text:style-name="Horizontal_20_Line"/>
      <text:h text:style-name="Heading_20_3" text:outline-level="3"><text:span text:style-name="Strong_20_Emphasis">② 야사카 신사 (八坂神社) - 기온(祇園)의 상징</text:span></text:h>
      <text:p text:style-name="Text_20_body">⏳ <text:span text:style-name="Strong_20_Emphasis">소요 시간:</text:span> 약 30분<text:line-break/>📍 <text:span text:style-name="Strong_20_Emphasis">위치:</text:span> 호텔에서 도보 15분<text:line-break/>✔️ <text:span text:style-name="Strong_20_Emphasis">볼거리:</text:span></text:p>
      <text:list xml:id="list991067324" text:style-name="L12">
        <text:list-item>
          <text:p text:style-name="P50">1350년의 역사를 가진 교토의 대표적인 신사</text:p>
        </text:list-item>
        <text:list-item>
          <text:p text:style-name="P50">유명한 붉은색 문 **"니시몬(西門)"**에서 사진 촬영</text:p>
        </text:list-item>
        <text:list-item>
          <text:p text:style-name="P29">벚꽃 &amp; 단풍 시즌에 더욱 아름다운 분위기</text:p>
        </text:list-item>
      </text:list>
      <text:p text:style-name="Horizontal_20_Line"/>
      <text:h text:style-name="Heading_20_3" text:outline-level="3"><text:span text:style-name="Strong_20_Emphasis">③ 마루야마 공원 (円山公園) - 벚꽃 명소</text:span></text:h>
      <text:p text:style-name="Text_20_body">⏳ <text:span text:style-name="Strong_20_Emphasis">소요 시간:</text:span> 약 30분<text:line-break/>📍 <text:span text:style-name="Strong_20_Emphasis">위치:</text:span> 야사카 신사에서 도보 5분<text:line-break/>✔️ <text:span text:style-name="Strong_20_Emphasis">볼거리:</text:span></text:p>
      <text:list xml:id="list1827394362" text:style-name="L13">
        <text:list-item>
          <text:p text:style-name="P51">교토에서 가장 오래된 공원</text:p>
        </text:list-item>
        <text:list-item>
          <text:p text:style-name="P51"><text:span text:style-name="Strong_20_Emphasis">거대한 벚꽃나무</text:span>가 있는 명소 (봄철 필수 방문!)</text:p>
        </text:list-item>
        <text:list-item>
          <text:p text:style-name="P30">공원 벤치에서 잠시 휴식 &amp; 자연 감상</text:p>
        </text:list-item>
      </text:list>
      <text:p text:style-name="Horizontal_20_Line"/>
      <text:h text:style-name="Heading_20_3" text:outline-level="3"><text:soft-page-break/><text:span text:style-name="Strong_20_Emphasis">④ 지온인 (知恩院) - 웅장한 불교 사찰</text:span></text:h>
      <text:p text:style-name="Text_20_body">⏳ <text:span text:style-name="Strong_20_Emphasis">소요 시간:</text:span> 약 45분<text:line-break/>📍 <text:span text:style-name="Strong_20_Emphasis">위치:</text:span> 마루야마 공원에서 도보 10분<text:line-break/>✔️ <text:span text:style-name="Strong_20_Emphasis">볼거리:</text:span></text:p>
      <text:list xml:id="list1482341926" text:style-name="L14">
        <text:list-item>
          <text:p text:style-name="P52">일본 정토종(浄土宗)의 본산, 거대한 **산문(三門)**이 유명</text:p>
        </text:list-item>
        <text:list-item>
          <text:p text:style-name="P31">내부의 정원이 아름다우며, 조용한 분위기 속에서 명상하기 좋음</text:p>
        </text:list-item>
      </text:list>
      <text:p text:style-name="Horizontal_20_Line"/>
      <text:h text:style-name="Heading_20_3" text:outline-level="3"><text:span text:style-name="Strong_20_Emphasis">⑤ 헤이안 신궁 (平安神宮) - 거대한 도리이(鳥居)와 일본 정원</text:span></text:h>
      <text:p text:style-name="Text_20_body">⏳ <text:span text:style-name="Strong_20_Emphasis">소요 시간:</text:span> 약 1시간<text:line-break/>📍 <text:span text:style-name="Strong_20_Emphasis">위치:</text:span> 지온인에서 도보 15분<text:line-break/>✔️ <text:span text:style-name="Strong_20_Emphasis">볼거리:</text:span></text:p>
      <text:list xml:id="list1076835759" text:style-name="L15">
        <text:list-item>
          <text:p text:style-name="P53">높이 <text:span text:style-name="Strong_20_Emphasis">24m의 거대한 붉은 도리이</text:span>가 유명한 신궁</text:p>
        </text:list-item>
        <text:list-item>
          <text:p text:style-name="P53">일본 전통식 정원이 있는 곳, 계절마다 다른 아름다움을 즐길 수 있음</text:p>
        </text:list-item>
        <text:list-item>
          <text:p text:style-name="P32">교토 국립 근대미술관 &amp; 로쿠온지(六角堂)도 가까움</text:p>
        </text:list-item>
      </text:list>
      <text:p text:style-name="Horizontal_20_Line"/>
      <text:h text:style-name="Heading_20_3" text:outline-level="3"><text:span text:style-name="Strong_20_Emphasis">⑥ 난젠지 (南禅寺) &amp; 수로각(水路閣) - 단풍 명소 &amp; 포토 스팟</text:span></text:h>
      <text:p text:style-name="Text_20_body">⏳ <text:span text:style-name="Strong_20_Emphasis">소요 시간:</text:span> 약 1시간<text:line-break/>📍 <text:span text:style-name="Strong_20_Emphasis">위치:</text:span> 헤이안 신궁에서 도보 20분<text:line-break/>✔️ <text:span text:style-name="Strong_20_Emphasis">볼거리:</text:span></text:p>
      <text:list xml:id="list3484391900" text:style-name="L16">
        <text:list-item>
          <text:p text:style-name="P54">웅장한 산문(三門)과 교토 최고의 단풍 명소 중 하나</text:p>
        </text:list-item>
        <text:list-item>
          <text:p text:style-name="P54"><text:span text:style-name="Strong_20_Emphasis">수로각(水路閣)</text:span>: 레트로 감성의 붉은 벽돌 수로, 사진 명소</text:p>
        </text:list-item>
        <text:list-item>
          <text:p text:style-name="P33">사찰 내부를 천천히 둘러보며 자연 속 힐링 가능</text:p>
        </text:list-item>
      </text:list>
      <text:p text:style-name="Horizontal_20_Line"/>
      <text:h text:style-name="Heading_20_3" text:outline-level="3"><text:span text:style-name="Strong_20_Emphasis">⑦ 철학의 길 (哲学の道) - 산책과 벚꽃길</text:span></text:h>
      <text:p text:style-name="Text_20_body">⏳ <text:span text:style-name="Strong_20_Emphasis">소요 시간:</text:span> 약 1시간<text:line-break/>📍 <text:span text:style-name="Strong_20_Emphasis">위치:</text:span> 난젠지에서 도보 15분<text:line-break/>✔️ <text:span text:style-name="Strong_20_Emphasis">볼거리:</text:span></text:p>
      <text:list xml:id="list2694120540" text:style-name="L17">
        <text:list-item>
          <text:p text:style-name="P55">2km 길이의 아름다운 산책로, 벚꽃 시즌에 최고!</text:p>
        </text:list-item>
        <text:list-item>
          <text:p text:style-name="P55">소복히 쌓인 돌길과 조용한 분위기 속에서 교토 감성 만끽</text:p>
        </text:list-item>
        <text:list-item>
          <text:p text:style-name="P34">주변에 작은 찻집과 갤러리가 있어 쉬어가기 좋음</text:p>
        </text:list-item>
      </text:list>
      <text:p text:style-name="Horizontal_20_Line"/>
      <text:h text:style-name="Heading_20_3" text:outline-level="3"><text:span text:style-name="Strong_20_Emphasis">⑧ 에이칸도(永観堂) 방문 (선택 가능) - 단풍이 아름다운 사찰</text:span></text:h>
      <text:p text:style-name="Text_20_body">⏳ <text:span text:style-name="Strong_20_Emphasis">소요 시간:</text:span> 약 45분<text:line-break/>📍 <text:span text:style-name="Strong_20_Emphasis">위치:</text:span> 철학의 길에서 도보 10분<text:line-break/>✔️ <text:span text:style-name="Strong_20_Emphasis">볼거리:</text:span></text:p>
      <text:list xml:id="list3803387918" text:style-name="L18">
        <text:list-item>
          <text:p text:style-name="P56">교토에서 가장 아름다운 단풍 명소 중 하나</text:p>
        </text:list-item>
        <text:list-item>
          <text:p text:style-name="P56"><text:soft-page-break/>내부의 불상과 정원이 조화롭게 어우러진 고즈넉한 분위기</text:p>
        </text:list-item>
        <text:list-item>
          <text:p text:style-name="P35">늦가을(11월) 단풍 시즌에 강력 추천</text:p>
        </text:list-item>
      </text:list>
      <text:p text:style-name="Horizontal_20_Line"/>
      <text:h text:style-name="Heading_20_3" text:outline-level="3"><text:span text:style-name="Strong_20_Emphasis">⑨ 호텔 복귀</text:span></text:h>
      <text:p text:style-name="Text_20_body">⏳ <text:span text:style-name="Strong_20_Emphasis">소요 시간:</text:span> 이동 시간 20~30분<text:line-break/>🚆 <text:span text:style-name="Strong_20_Emphasis">이동 방법:</text:span> 긴카쿠지미치 버스정류장에서 →<text:span text:style-name="T10"> 시조가와라마치 버스정류장 (32.203번) (230엔)</text:span></text:p>
      <text:p text:style-name="P19"/>
      <text:p text:style-name="P21">교토 시영버스 주의사항<text:span text:style-name="T11">(주의)</text:span></text:p>
      <text:p text:style-name="P19"/>
      <text:p text:style-name="P19">거스름돈 안주니 잔돈 챙겨야됨</text:p>
      <text:p text:style-name="P19"/>
      <text:p text:style-name="P19"/>
      <text:p text:style-name="P19"/>
      <text:p text:style-name="P19"/>
      <text:p text:style-name="P20">4일차</text:p>
      <text:p text:style-name="P20"/>
      <text:h text:style-name="P4" text:outline-level="3"><text:span text:style-name="Strong_20_Emphasis">굿 네이처 호텔 출발</text:span></text:h>
      <text:list xml:id="list3305386838" text:style-name="L20">
        <text:list-item>
          <text:p text:style-name="P36">서쪽 방향으로 이동하여 <text:span text:style-name="Strong_20_Emphasis">니시키 시장</text:span>으로 먼저 향합니다.</text:p>
        </text:list-item>
      </text:list>
      <text:p text:style-name="Horizontal_20_Line"/>
      <text:h text:style-name="Heading_20_3" text:outline-level="3"><text:span text:style-name="Strong_20_Emphasis">니시키 시장 (錦市場) - 교토의 부엌에서 아침 탐방</text:span></text:h>
      <text:p text:style-name="Text_20_body">⏳ <text:span text:style-name="Strong_20_Emphasis">소요 시간:</text:span> 약 40분~1시간<text:line-break/>📍 <text:span text:style-name="Strong_20_Emphasis">위치:</text:span> 호텔에서 도보 10분<text:line-break/>✔️ <text:span text:style-name="Strong_20_Emphasis">추천 이유:</text:span></text:p>
      <text:list xml:id="list1471286091" text:style-name="L21">
        <text:list-item>
          <text:p text:style-name="P57">교토의 전통적인 <text:span text:style-name="Strong_20_Emphasis">재래시장</text:span>으로, 다양한 현지 음식을 맛볼 수 있음</text:p>
        </text:list-item>
        <text:list-item>
          <text:p text:style-name="P57"><text:span text:style-name="Strong_20_Emphasis">교토식 타마고야키(계란말이), 생선구이, 사탕과자, 두부 요리 등 추천</text:span></text:p>
        </text:list-item>
        <text:list-item>
          <text:p text:style-name="P37">아침 일찍 방문하면 한적한 분위기에서 시장을 즐길 수 있음</text:p>
        </text:list-item>
      </text:list>
      <text:p text:style-name="P20"/>
      <text:h text:style-name="P4" text:outline-level="3"><text:span text:style-name="Strong_20_Emphasis">니조성 (二条城) - 에도 막부의 역사적 성곽</text:span></text:h>
      <text:p text:style-name="Text_20_body">⏳ <text:span text:style-name="Strong_20_Emphasis">소요 시간:</text:span> 약 1시간<text:line-break/>📍 <text:span text:style-name="Strong_20_Emphasis">위치:</text:span> 만화 뮤지엄에서 <text:span text:style-name="Strong_20_Emphasis">버스 10분 or 도보 20분</text:span><text:line-break/>✔️ <text:span text:style-name="Strong_20_Emphasis">추천 이유:</text:span></text:p>
      <text:list xml:id="list1463293688" text:style-name="L22">
        <text:list-item>
          <text:p text:style-name="P58"><text:span text:style-name="Strong_20_Emphasis">에도 막부의 첫 번째 쇼군 '도쿠가와 이에야스'가 건설한 성</text:span></text:p>
        </text:list-item>
        <text:list-item>
          <text:p text:style-name="P58">내부의 <text:span text:style-name="Strong_20_Emphasis">국보급 벽화</text:span>와 <text:span text:style-name="Strong_20_Emphasis">웅장한 성곽</text:span> 감상</text:p>
        </text:list-item>
        <text:list-item>
          <text:p text:style-name="P38"><text:span text:style-name="Strong_20_Emphasis">벚꽃과 단풍 시즌에 더욱 아름다운 정원</text:span>이 인상적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h text:style-name="P4" text:outline-level="3"><text:soft-page-break/><text:span text:style-name="Strong_20_Emphasis">교토 타워 (京都タワー) - 교토 시내 전망 감상</text:span></text:h>
      <text:p text:style-name="Text_20_body">⏳ <text:span text:style-name="Strong_20_Emphasis">소요 시간:</text:span> 약 1시간<text:line-break/>📍 <text:span text:style-name="Strong_20_Emphasis">위치:</text:span> 니조성에서 <text:span text:style-name="Strong_20_Emphasis">지하철 10분 (가라스마선 이용, 교토역 하차)</text:span><text:line-break/>✔️ <text:span text:style-name="Strong_20_Emphasis">추천 이유:</text:span></text:p>
      <text:list xml:id="list835989310" text:style-name="L23">
        <text:list-item>
          <text:p text:style-name="P59"><text:span text:style-name="Strong_20_Emphasis">교토 시내에서 가장 높은 전망대</text:span> (131m)</text:p>
        </text:list-item>
        <text:list-item>
          <text:p text:style-name="P59"><text:span text:style-name="Strong_20_Emphasis">교토 전역을 한눈에 조망 가능</text:span></text:p>
        </text:list-item>
      </text:list>
      <text:p text:style-name="P39"><text:span text:style-name="Strong_20_Emphasis"/></text:p>
      <text:p text:style-name="P39"><text:span text:style-name="Strong_20_Emphasis">교토역→</text:span><text:span text:style-name="Strong_20_Emphasis"><text:span text:style-name="T12"> 우메다역</text:span></text:span></text:p>
      <text:p text:style-name="P20"/>
      <text:p text:style-name="P19"/>
      <text:h text:style-name="P2" text:outline-level="2"><text:span text:style-name="Strong_20_Emphasis">🚆 1. JR 신쾌속 (가장 빠른 방법)</text:span></text:h>
      <text:p text:style-name="Text_20_body">⏳ <text:span text:style-name="Strong_20_Emphasis">소요 시간:</text:span> 약 30분<text:line-break/>💰 <text:span text:style-name="Strong_20_Emphasis">비용:</text:span> 580엔<text:line-break/>🚆 <text:span text:style-name="Strong_20_Emphasis">이동 경로:</text:span></text:p>
      <text:list xml:id="list2756497108" text:style-name="L24">
        <text:list-item>
          <text:p text:style-name="P60"><text:span text:style-name="Strong_20_Emphasis">교토역 (京都駅) → 오사카역 (大阪駅)</text:span> 🚆</text:p>
          <text:list>
            <text:list-item>
              <text:p text:style-name="P60"><text:span text:style-name="Strong_20_Emphasis">JR 신쾌속(新快速) 열차 탑승</text:span></text:p>
            </text:list-item>
            <text:list-item>
              <text:p text:style-name="P60">약 <text:span text:style-name="Strong_20_Emphasis">25분</text:span> 소요 (쾌속보다 빠름)</text:p>
            </text:list-item>
          </text:list>
        </text:list-item>
        <text:list-item>
          <text:p text:style-name="P40"><text:span text:style-name="Strong_20_Emphasis">오사카역 도착 후, 도보로 우메다역 이동 (약 5분)</text:span></text:p>
        </text:list-item>
      </text:list>
      <text:p text:style-name="Text_20_body">✔️ <text:span text:style-name="Strong_20_Emphasis">장점:</text:span></text:p>
      <text:list xml:id="list2266332314" text:style-name="L25">
        <text:list-item>
          <text:p text:style-name="P61">가장 빠르게 이동 가능</text:p>
        </text:list-item>
        <text:list-item>
          <text:p text:style-name="P41">환승 없이 한 번에 도착 가능</text:p>
        </text:list-item>
      </text:list>
      <text:p text:style-name="Text_20_body"><text:span text:style-name="Strong_20_Emphasis">우메다역→</text:span><text:span text:style-name="Strong_20_Emphasis"><text:span text:style-name="T13"> 한나호텔</text:span></text:span></text:p>
      <text:p text:style-name="P43"><text:span text:style-name="Strong_20_Emphasis">JR 열차 이용:</text:span></text:p>
      <text:list xml:id="list3133077029" text:style-name="L27">
        <text:list-item>
          <text:p text:style-name="P62"><text:span text:style-name="Strong_20_Emphasis">이동 경로:</text:span></text:p>
          <text:list>
            <text:list-item>
              <text:p text:style-name="P62">우메다역에서 JR 오사카역으로 도보 이동</text:p>
            </text:list-item>
            <text:list-item>
              <text:p text:style-name="P62">JR 오사카역에서 <text:span text:style-name="Strong_20_Emphasis">간사이 공항 쾌속(Kansai Airport Rapid)</text:span> 열차 탑승</text:p>
            </text:list-item>
          </text:list>
        </text:list-item>
        <text:list-item>
          <text:p text:style-name="P62"><text:span text:style-name="Strong_20_Emphasis">소요 시간:</text:span> 약 70분</text:p>
        </text:list-item>
        <text:list-item>
          <text:p text:style-name="P62"><text:span text:style-name="Strong_20_Emphasis">요금:</text:span> 약 1,210엔</text:p>
        </text:list-item>
      </text:list>
      <text:p text:style-name="P45"/>
      <text:p text:style-name="P45"/>
      <text:p text:style-name="P42"/>
      <text:p text:style-name="P17">5일차</text:p>
      <text:p text:style-name="P16">스타게이트 호텔→<text:span text:style-name="T13"> 간사이 공항</text:span></text:p>
      <text:h text:style-name="P5" text:outline-level="3"><text:span text:style-name="Strong_20_Emphasis">1. 🚆 전철 이용 (가장 추천)</text:span></text:h>
      <text:p text:style-name="Text_20_body">⏳ <text:span text:style-name="Strong_20_Emphasis">소요 시간:</text:span> 약 <text:span text:style-name="Strong_20_Emphasis">5분</text:span><text:line-break/>💰 <text:span text:style-name="Strong_20_Emphasis">비용:</text:span> <text:span text:style-name="Strong_20_Emphasis">370엔</text:span><text:line-break/>🚆 <text:span text:style-name="Strong_20_Emphasis">이동 경로:</text:span></text:p>
      <text:list xml:id="list1662158226" text:style-name="L28">
        <text:list-item>
          <text:p text:style-name="P63"><text:span text:style-name="Strong_20_Emphasis">린쿠타운역 (りんくうタウン駅)에서 열차 탑승</text:span></text:p>
        </text:list-item>
        <text:list-item>
          <text:p text:style-name="P63"><text:soft-page-break/><text:span text:style-name="Strong_20_Emphasis">난카이 전철 or JR 간사이 공항선 이용</text:span></text:p>
          <text:list>
            <text:list-item>
              <text:p text:style-name="P63">🚆 <text:span text:style-name="Strong_20_Emphasis">난카이 공항 급행 (南海空港急行) → 간사이공항역(関西空港駅) 하차</text:span></text:p>
            </text:list-item>
            <text:list-item>
              <text:p text:style-name="P63">🚆 <text:span text:style-name="Strong_20_Emphasis">JR 간사이 공항선 (JR関西空港線) → 간사이공항역(関西空港駅) 하차</text:span></text:p>
            </text:list-item>
          </text:list>
        </text:list-item>
        <text:list-item>
          <text:p text:style-name="P44"><text:span text:style-name="Strong_20_Emphasis">간사이 국제공항 도착! 🎉</text:span></text:p>
        </text:list-item>
      </text:list>
      <text:p text:style-name="P18"/>
      <text:p text:style-name="P18">비행기 출발시간이 <text:span text:style-name="T13">11:00므로 10:00시까지는 도착해야함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바탕1" style:font-family-asian="바탕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바탕1" style:font-family-asian="바탕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1T09:08:55.338000000</meta:creation-date>
    <dc:date>2025-02-11T12:27:19.422000000</dc:date>
    <meta:editing-duration>PT15M46S</meta:editing-duration>
    <meta:editing-cycles>7</meta:editing-cycles>
    <meta:generator>Neat_Office/6.2.8.2$Windows_x86 LibreOffice_project/</meta:generator>
    <meta:document-statistic meta:table-count="0" meta:image-count="0" meta:object-count="0" meta:page-count="7" meta:paragraph-count="138" meta:word-count="2870" meta:character-count="3936" meta:non-whitespace-character-count="3084"/>
  </office:meta>
</office:document-meta>
</file>